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cccc" draw:textarea-horizontal-align="justify" draw:textarea-vertical-align="middle" draw:auto-grow-height="false" fo:min-height="2.95cm" fo:min-width="18.5cm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1.85cm" fo:min-width="3.6cm" draw:shadow="hidden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55cm" fo:min-width="2.9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45cm" fo:min-width="2.9cm"/>
    </style:style>
    <style:style style:name="gr5" style:family="graphic" style:parent-style-name="standard">
      <style:graphic-properties draw:fill-color="#00cccc" draw:textarea-horizontal-align="justify" draw:textarea-vertical-align="middle" draw:auto-grow-height="false" fo:min-height="2.15cm" fo:min-width="18.5cm"/>
    </style:style>
    <style:style style:name="gr6" style:family="graphic" style:parent-style-name="standard">
      <style:graphic-properties draw:textarea-vertical-align="middle" draw:auto-grow-height="false" fo:min-height="1.134cm" fo:min-width="2.784cm" fo:wrap-option="wrap"/>
    </style:style>
    <style:style style:name="gr7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15cm" fo:min-width="1.9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1.9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1.85cm" fo:min-width="14.4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35cm" fo:min-width="6.7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35cm" fo:min-width="1.9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16.05cm" fo:min-width="11.9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1.776cm" fo:min-width="2.526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75cm" fo:min-width="5.9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25cm" fo:min-width="2.9cm"/>
    </style:style>
    <style:style style:name="P1" style:family="paragraph">
      <loext:graphic-properties draw:fill-color="#00cccc"/>
      <style:paragraph-properties fo:text-align="center"/>
    </style:style>
    <style:style style:name="P2" style:family="paragraph">
      <loext:graphic-properties draw:fill-color="#ffcc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language="en" fo:country="US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9cm" svg:height="3.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1cm" svg:height="22.1cm" svg:x="15.9cm" svg:y="4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4cm" svg:height="0.8cm" svg:x="16.2cm" svg:y="5.8cm">
          <text:p text:style-name="P3">usernam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4cm" svg:height="0.7cm" svg:x="16.2cm" svg:y="7.1cm">
          <text:p text:style-name="P3">Password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9cm" svg:height="2.4cm" svg:x="1cm" svg:y="26.3cm">
          <text:p text:style-name="P3">Copyright blabla design by blabla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3cm" svg:height="2.4cm" svg:x="1.2cm" svg:y="1.3cm">
          <text:p text:style-name="P3">IMG</text:p>
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7" draw:text-style-name="P3" draw:layer="layout" svg:width="0.5cm" svg:height="0.4cm" svg:x="16.2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.4cm" svg:height="0.4cm" svg:x="17cm" svg:y="8.3cm">
          <text:p text:style-name="P3"><text:span text:style-name="T1">Remem</text:span><text:span text:style-name="T1">berM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2.8cm" svg:height="1.6cm" svg:x="13.4cm" svg:y="1.7cm">
          <text:p text:style-name="P3">Panier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4" draw:layer="layout" svg:width="14.9cm" svg:height="22.1cm" svg:x="1cm" svg:y="4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7.2cm" svg:height="1.6cm" svg:x="6.2cm" svg:y="1.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4cm" svg:height="1.6cm" svg:x="8.6cm" svg:y="1.7cm">
          <text:p text:style-name="P3"><text:span text:style-name="T2">Catalog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4cm" svg:height="1.6cm" svg:x="11cm" svg:y="1.7cm">
          <text:p text:style-name="P3">Contact</text:p>
          <text:p text:style-name="P3">Us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4cm" svg:height="1.6cm" svg:x="6.2cm" svg:y="1.7cm">
          <text:p text:style-name="P3">Home</text:p>
          <text:p text:style-name="P3">p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4" draw:layer="layout" svg:width="12.4cm" svg:height="16.3cm" svg:x="2.2cm" svg:y="4.5cm">
          <text:p text:style-name="P3">BLABALBALABEAIFPJV</text:p>
          <text:p text:style-name="P3">RJBVERJNVOIERNB</text:p>
          <text:p text:style-name="P3">RBERJNBOTRENB,POT</text:p>
          <text:p text:style-name="P3">TRZBONROPIVNEZIR,VBLABAL</text:p>
          <text:p text:style-name="P3">BALABEAIFPJV</text:p>
          <text:p text:style-name="P3">RJBVERJNVOIERNB</text:p>
          <text:p text:style-name="P3">RBERJNBOTRENB,POT</text:p>
          <text:p text:style-name="P3">TRZBONROPIVNEZIR,VBLABALBAL</text:p>
          <text:p text:style-name="P3">ABEAIFPJV</text:p>
          <text:p text:style-name="P3">RJBVERJNVOIERNB</text:p>
          <text:p text:style-name="P3">RBERJNBOTRENB,POT</text:p>
          <text:p text:style-name="P3">TRZBONROPIVNEZIR,V</text:p>
          <text:p text:style-name="P3"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3.7cm" svg:height="2.7cm" svg:x="2.8cm" svg:y="22cm">
          <text:p text:style-name="P3">ART1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3.7cm" svg:height="2.7cm" svg:x="10.2cm" svg:y="22cm">
          <text:p text:style-name="P3">ART3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4" draw:layer="layout" svg:width="3.7cm" svg:height="2.7cm" svg:x="6.5cm" svg:y="22cm">
          <text:p text:style-name="P3">ART2</text:p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draw:layer="layout" svg:width="6.4cm" svg:height="1cm" svg:x="4.9cm" svg:y="5.1cm">
          <text:p text:style-name="P3">ABOUT US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3.4cm" svg:height="0.5cm" svg:x="16.1cm" svg:y="9.4cm">
          <text:p text:style-name="P3"><text:span text:style-name="T3">Create</text:span> <text:span text:style-name="T3">accoun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15:34:32.520654363</meta:creation-date>
    <dc:date>2017-03-07T16:04:13.541943399</dc:date>
    <meta:editing-duration>PT8M54S</meta:editing-duration>
    <meta:editing-cycles>2</meta:editing-cycles>
    <meta:generator>LibreOffice/5.1.6.2$Linux_X86_64 LibreOffice_project/10m0$Build-2</meta:generator>
    <meta:document-statistic meta:object-count="20"/>
  </office:meta>
</office:document-meta>
</file>